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4.07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5.394cm" fo:min-width="4.072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6.1cm" fo:min-width="6.10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136cm" fo:min-width="6.104cm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402cm" fo:min-width="4.58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5.37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-color="#ffffff"/>
      <style:paragraph-properties fo:line-height="150%"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658cm" svg:y1="0.508cm" svg:x2="17.658cm" svg:y2="16.51cm">
          <text:p/>
        </draw:line>
        <draw:custom-shape draw:style-name="gr2" draw:text-style-name="P3" draw:layer="layout" svg:width="4.572cm" svg:height="3.556cm" svg:x="0.716cm" svg:y="1.27cm">
          <text:p text:style-name="P2"><text:span text:style-name="T1">net_device</text:span></text:p>
          <text:p text:style-name="P2"><text:span text:style-name="T2">(eth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5.644cm" svg:x="0.716cm" svg:y="4.77cm">
          <text:p text:style-name="P2"><text:span text:style-name="T1">netfront_info</text:span></text:p>
          <text:list text:style-name="L1">
            <text:list-item>
              <text:p text:style-name="P4"><text:span text:style-name="T3">* que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7.32cm" svg:y="0.762cm">
          <text:p text:style-name="P6"><text:span text:style-name="T1">netfront_queue</text:span><text:span text:style-name="T2"> 0</text:span></text:p>
          <text:list text:style-name="L1">
            <text:list-item>
              <text:p text:style-name="P7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7.32cm" svg:y="7.062cm">
          <text:p text:style-name="P6"><text:span text:style-name="T1">netfront_queue</text:span><text:span text:style-name="T2"> 1</text:span></text:p>
          <text:list text:style-name="L1">
            <text:list-item>
              <text:p text:style-name="P7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604cm" svg:height="2.386cm" svg:x="7.32cm" svg:y="13.362cm">
          <text:p text:style-name="P6"><text:span text:style-name="T2">… </text:span><text:span text:style-name="T2">...</text:span></text:p>
          <text:p text:style-name="P6"><text:span text:style-name="T1">netfront_queue</text:span><text:span text:style-name="T2"> 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78cm" svg:y1="7.874cm" svg:x2="7.32cm" svg:y2="0.762cm">
          <text:p/>
        </draw:line>
        <draw:custom-shape draw:style-name="gr2" draw:text-style-name="P3" draw:layer="layout" svg:width="4.572cm" svg:height="3.556cm" svg:x="30.316cm" svg:y="1.27cm">
          <text:p text:style-name="P2"><text:span text:style-name="T1">net_device</text:span></text:p>
          <text:p text:style-name="P2"><text:span text:style-name="T2">(vif1.0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572cm" svg:height="5.644cm" svg:x="30.316cm" svg:y="4.77cm">
          <text:p text:style-name="P2"><text:span text:style-name="T1">xenvif</text:span></text:p>
          <text:list text:style-name="L1">
            <text:list-item>
              <text:p text:style-name="P4"><text:span text:style-name="T3">* queu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21.42cm" svg:y="0.762cm">
          <text:p text:style-name="P6"><text:span text:style-name="T1">xenvif_queue</text:span><text:span text:style-name="T2"> 0</text:span></text:p>
          <text:list text:style-name="L1">
            <text:list-item>
              <text:p text:style-name="P7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04cm" svg:height="6.35cm" svg:x="21.42cm" svg:y="7.062cm">
          <text:p text:style-name="P6"><text:span text:style-name="T1">netfront_queue</text:span><text:span text:style-name="T2"> 1</text:span></text:p>
          <text:list text:style-name="L1">
            <text:list-item>
              <text:p text:style-name="P7"><text:span text:style-name="T3">queue id</text:span></text:p>
            </text:list-item>
            <text:list-item>
              <text:p text:style-name="P4"><text:span text:style-name="T3">tx_irq</text:span></text:p>
            </text:list-item>
            <text:list-item>
              <text:p text:style-name="P4"><text:span text:style-name="T3">rx_irq</text:span></text:p>
            </text:list-item>
            <text:list-item>
              <text:p text:style-name="P4"><text:span text:style-name="T3">tx ring info</text:span></text:p>
            </text:list-item>
            <text:list-item>
              <text:p text:style-name="P4"><text:span text:style-name="T3">rx ring info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6.604cm" svg:height="2.386cm" svg:x="21.42cm" svg:y="13.362cm">
          <text:p text:style-name="P6"><text:span text:style-name="T2">… </text:span><text:span text:style-name="T2">...</text:span></text:p>
          <text:p text:style-name="P6"><text:span text:style-name="T1">netfront_queue</text:span><text:span text:style-name="T2"> n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0.734cm" svg:y1="7.874cm" svg:x2="28.024cm" svg:y2="0.762cm">
          <text:p/>
        </draw:line>
        <draw:custom-shape draw:style-name="gr7" draw:text-style-name="P2" draw:layer="layout" svg:width="6.35cm" svg:height="3.302cm" svg:x="14.478cm" svg:y="2.132cm">
          <text:p text:style-name="P2">TX Ring Buffer </text:p>
          <text:p text:style-name="P2">queue 0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6.35cm" svg:height="3.302cm" svg:x="14.479cm" svg:y="7.733cm">
          <text:p text:style-name="P2">TX Ring Buffer </text:p>
          <text:p text:style-name="P2">queue 1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6.35cm" svg:height="3.302cm" svg:x="14.48cm" svg:y="12.534cm">
          <text:p text:style-name="P2">TX Ring Buffer </text:p>
          <text:p text:style-name="P2">queue n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9" draw:layer="layout" svg:width="5.866cm" svg:height="1.276cm" svg:x="0.762cm" svg:y="12.192cm">
          <draw:text-box>
            <text:p><text:span text:style-name="T4">xen-netfront</text:span></text:p>
          </draw:text-box>
        </draw:frame>
        <draw:frame draw:style-name="gr9" draw:text-style-name="P9" draw:layer="layout" svg:width="5.874cm" svg:height="1.276cm" svg:x="28.862cm" svg:y="12.192cm">
          <draw:text-box>
            <text:p><text:span text:style-name="T4">xen-netback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02-28T14:49:33.920533850</dc:date>
    <meta:editing-duration>PT2H40M25S</meta:editing-duration>
    <meta:editing-cycles>201</meta:editing-cycles>
    <meta:generator>LibreOffice/5.1.4.2$Linux_X86_64 LibreOffice_project/10m0$Build-2</meta:generator>
    <meta:document-statistic meta:object-count="41"/>
  </office:meta>
</office:document-meta>
</file>